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053cm" svg:stroke-color="#00a65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 draw:opacity="0%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cm" svg:height="1.1cm" svg:x="2cm" svg:y="1.987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3cm" svg:y="1.9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4cm" svg:y="1.98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5cm" svg:y="1.98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6cm" svg:y="1.98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7cm" svg:y="1.98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.1cm" svg:x="8cm" svg:y="1.987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.1cm" svg:x="9cm" svg:y="1.987cm">
          <text:p text:style-name="P3">7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.1cm" svg:x="10cm" svg:y="1.987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.1cm" svg:x="11cm" svg:y="1.987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.1cm" svg:x="12cm" svg:y="1.987cm">
          <text:p text:style-name="P3">8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255cm" svg:height="0.962cm" svg:x="14.045cm" svg:y="2.038cm">
          <draw:text-box>
            <text:p><text:span text:style-name="T1">m </text:span>= 3</text:p>
          </draw:text-box>
        </draw:frame>
        <draw:custom-shape draw:style-name="gr1" draw:text-style-name="P2" draw:layer="layout" svg:width="1cm" svg:height="1.1cm" svg:x="4cm" svg:y="4.3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5cm" svg:y="4.38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6cm" svg:y="4.38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7cm" svg:y="4.38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.1cm" svg:x="8cm" svg:y="4.387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.1cm" svg:x="9cm" svg:y="4.387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.1cm" svg:x="10cm" svg:y="4.387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.1cm" svg:x="11cm" svg:y="4.387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.1cm" svg:x="12cm" svg:y="4.387cm">
          <text:p text:style-name="P3">2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2cm" svg:y1="3.3cm" svg:x2="5cm" svg:y2="3.3cm">
          <text:p/>
        </draw:line>
        <draw:line draw:style-name="gr4" draw:text-style-name="P6" draw:layer="layout" svg:x1="4.5cm" svg:y1="3.3cm" svg:x2="4.5cm" svg:y2="4.3cm">
          <text:p/>
        </draw:line>
        <draw:line draw:style-name="gr5" draw:text-style-name="P6" draw:layer="layout" svg:x1="3cm" svg:y1="3.5cm" svg:x2="6cm" svg:y2="3.5cm">
          <text:p/>
        </draw:line>
        <draw:line draw:style-name="gr6" draw:text-style-name="P6" draw:layer="layout" svg:x1="5.5cm" svg:y1="3.5cm" svg:x2="5.5cm" svg:y2="4.3cm">
          <text:p/>
        </draw:line>
        <draw:line draw:style-name="gr7" draw:text-style-name="P6" draw:layer="layout" svg:x1="4cm" svg:y1="3.7cm" svg:x2="7cm" svg:y2="3.7cm">
          <text:p/>
        </draw:line>
        <draw:line draw:style-name="gr8" draw:text-style-name="P6" draw:layer="layout" svg:x1="6.5cm" svg:y1="3.7cm" svg:x2="6.5cm" svg:y2="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7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7T11:34:53.629000000</meta:creation-date>
    <dc:date>2021-11-17T11:59:47.019000000</dc:date>
    <meta:editing-duration>PT24M52S</meta:editing-duration>
    <meta:editing-cycles>3</meta:editing-cycles>
    <meta:generator>LibreOffice/5.4.3.2$Windows_X86_64 LibreOffice_project/92a7159f7e4af62137622921e809f8546db437e5</meta:generator>
    <meta:document-statistic meta:object-count="27"/>
  </office:meta>
</office:document-meta>
</file>